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/2023<text:bookmark-end text:name="Text14"/></text:p>
            <text:p text:style-name="Normální">KVOP-4853/2023<text:bookmark-end text:name="Text2"/></text:p>
            <text:p text:style-name="Normální"><text:bookmark-start text:name="Text6"/>06. 02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B. K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vyřízení žádosti o informace</text:h>
      <text:h text:style-name="Nadpis1" text:outline-level="1">podle zákona č. 106/1999 Sb., o svobodném přístupu k informacím</text:h>
      <text:p text:style-name="Základnítext">Vážená paní doktorko,</text:p>
      <text:p text:style-name="Základnítext">dne 31. ledna 2023 obdržela Kancelář veřejného ochránce práv Vaši žádost o informace. Konkrétně jste žádala o <text:span text:style-name="Zdůraznění">Stanovisko Veřejného<text:s/></text:span><text:span text:style-name="Zdůraznění">ochránce práv 3371/2013/VOP/DS</text:span>.</text:p>
      <text:p text:style-name="Základnítext">Požadovaný dokument Vám zasíláme v příloze. Upozorňujeme, že v souladu s ustanovením § 8a odst. 1 zákona o svobodném přístupu jsme z písemnosti odstranili osobní údaje. Jelikož jsme odstranili pouze osobní údaje v rozsahu jméno, příjmení, adresa, nevydali jsme v souladu v souladu s ustanovením § 15 odst. 3 zákona o svobodném přístupu k informacím rozhodnutí o částečném odmítnutí žádosti.</text:p>
      <text:p text:style-name="Základnítext">S pozdravem</text:p>
      <text:p text:style-name="P18">JUDr. Pavel Pořízek, Ph.D. v. r.</text:p>
      <text:p text:style-name="podpis">vedoucí Kanceláře veřejného ochránce práv</text:p>
      <text:p text:style-name="podpis">(podepsáno elektronicky)</text:p>
      <text:p text:style-name="Příloha"/>
      <text:p text:style-name="Příloha"/>
      <text:p text:style-name="Příloha"/>
      <text:p text:style-name="Příloha"/>
      <text:p text:style-name="Příloha"/>
      <text:p text:style-name="Příloha">Příloha</text:p>
      <text:p text:style-name="Normální">poskytnutý dokument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A2RJ*</text:span></text:p>
        <text:p text:style-name="P12"><text:span text:style-name="T13">KVOPX00DA2RJ</text:span>KVOPX00DA2RJ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2-13T10:25:00Z</meta:creation-date>
    <dc:date>2023-02-13T10:27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37" meta:character-count="946" meta:row-count="6" meta:non-whitespace-character-count="810"/>
  </office:meta>
</office:document-meta>
</file>